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itle" style:master-page-name="Standard">
      <style:paragraph-properties style:page-number="1"/>
    </style:style>
    <style:style style:name="P3" style:family="paragraph" style:parent-style-name="Heading_20_4">
      <style:paragraph-properties fo:margin-left="0in" fo:margin-right="0in" fo:text-indent="0in" style:auto-text-indent="false"/>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esimvih4hrb6"/>Midterm Essay 2</text:p>
      <text:p text:style-name="Heading_20_4"><text:bookmark text:name="_2hdquen1l5an"/>Essay Title (Essay 2): </text:p>
      <text:p text:style-name="Standard"><text:span text:style-name="T1">Some have argued that worm theory entails that it makes an individual's lifespan essential. Explain this argument, making explicit its premises. Evaluate counterpart theory as an alternative (Note: van Inwagen develops a version of this objection in “Four Dimensional Objects” by van Inwagen).</text:span></text:p>
      <text:p text:style-name="Heading_20_2"><text:bookmark text:name="_ecs5vumgjp38"/>1st Draft</text:p>
      <text:p text:style-name="Heading_20_4"><text:bookmark text:name="_f5k28a9x5bl7"/>Title</text:p>
      <text:p text:style-name="Standard">In defense of time</text:p>
      <text:p text:style-name="Standard"/>
      <text:p text:style-name="P3"><text:bookmark text:name="_e3aurayoxtwz"/>0. Introduction </text:p>
      <text:p text:style-name="P1">This paper will commence by investigation of the argument that worm theory entails ‘that an individual's lifespan is essential’ and expands upon the foundations of this case to consider more general cases of identity as it relates to the temporal-dimension (aka time), concluding this is fundamentally a question of identity and time itself. </text:p>
      <text:p text:style-name="P1"/>
      <text:p text:style-name="P1">This essay will consider arguments [x, y and z] and not do [i, j and k]</text:p>
      <text:p text:style-name="P3"><text:bookmark text:name="_japjmn7e8sz"/>1. Base Case: Worm Theory (Perdurantism vs Endurantism)</text:p>
      <text:p text:style-name="P1">Worm theory is an instantiation of its parent theory Perdurantism, sometimes referred to as “four-dimensionalism”, a philosophical theory of persistence claiming that objects ‘persist’ by existing across time as a whole and having instantaneous temporal-parts at each moment they exist, in much same same way that a film reel as a whole has many individual freeze frames. </text:p>
      <text:p text:style-name="P1"/>
      <text:p text:style-name="P1">Worm theory is the prevalent flavor of perdurantism, defining a person, say actor Leonardo DiCaprio's as a four-dimensional space-time worm having the property of playing Jack Dawson in the film ‘Titanic’ in some subset of these temporal parts clustering around 1997, <text:s/>and simultaneously the property of him playing Jordan Belford in ‘The Wolf of Wall Street’ in some temporally distinct ‘slice’ of his worm. </text:p>
      <text:p text:style-name="P1"/>
      <text:p text:style-name="P1">Perhaps an important point to note in this framework is that the sentence <text:s/>“the actor who played Jack Dawson at t1 = the actor who played Jordan Belford at t2” is easily comprehensible in the same way two image frames on a reel of film can have a distinct depictions yet share in a collective identity.</text:p>
      <text:p text:style-name="P1"/>
      <text:p text:style-name="Standard">Perdurantisms metaphysical arch enemy is Endurantism, sometimes referred to as “three-dimensionalism” put most simply is the denial of perdurantism and accordingly explained in the view that various stages of an object or person are all distinct. Consequently, the sentence <text:s/>“the actor who played Jack Dawson at t1 = the actor who played Jordan Belford at t2” is clearly false.</text:p>
      <text:p text:style-name="Standard"/>
      <text:p text:style-name="Heading_20_4"><text:bookmark text:name="_jd19zyhm4aj0"/>2. Hook</text:p>
      <text:p text:style-name="Standard">It would seem to me that the polar opposite responses to this relatively straightforward question “is the actor who played Jack Dawson at t1 = the actor who played Jordan Belford at t2”, encomapsses the crux of this debate and to find a satisfactory answer this this question will solve the wider metaphysical problem. We shall return to it after considering the commitments of worm theory.</text:p>
      <text:p text:style-name="Standard"/>
      <text:p text:style-name="Standard"/>
      <text:p text:style-name="Heading_20_4"><text:bookmark text:name="_xm7p0wnwhscv"/>3. Does worm theory entail that an individual's lifespan is essential. </text:p>
      <text:p text:style-name="Standard"><text:soft-page-break/>Briefly, on the question of whether worm theory entails that an individual's life is essential, I present the case quite simply that it necessitates it by definition. We shall define ‘essential’ in this case as an individual not being able to be sensibly conceived without it (a lifespan). It seems clear, given the foundational space-time of the world in question that every ‘individual’ at every point in time either ‘is alive’ or isn't [footnote, doesn't matter if fuzzy at edges, all that matters is a relationship to the predicate ‘is alive’] . Lifespan can be defined for our purposes <text:s/>as a summation of all times at which an individual ‘is alive’. Finally it is literally an axiom of the coordinate system that every event in the defined space-time has a time dimension. Hence we can conclude that <text:s/>in worm theory every individual necessitates having a lifespan, in just as straightforward a way as every coordinate on the earth's surface necessitates having an latitude. It’s clearly nonsense to say otherwise. [footnote I see no reason why this this system cant alows the limit cases for the possibility of an individual's lifespan to be infinite or instantaneous]</text:p>
      <text:p text:style-name="Heading_20_4"><text:bookmark text:name="_r9s1ffqk2po8"/>4. Is four-dimensionalism useful?</text:p>
      <text:p text:style-name="Standard">Returning to our earlier question of whether identity can persist over time (“is the actor who played Jack Dawson at t1 = the actor who played Jordan Belford at t2”). I think there are 2 levels at which our investigation can yield results which are decisive for the original deliberation scrutinizing worm theory and by extension settling the debate perdurantism/endurantism. Firstly, 1) in the stronger case; is this a ground truth we can desernably prove, presumably with some backing of of the relevant physics, and 2) in the weaker case; is this a linguistic narrative we have reasons to preserve/distance ourselves from. We will leave 1) for later section on the philosophy and physics of identity and time, <text:s/>but I would like to make a case here for 2) that four-dimensional view of identity is something this is an essential feature of human language that we would like to retain the simplest possible explanation qua occam's razor its existence.</text:p>
      <text:p text:style-name="Standard"/>
      <text:p text:style-name="Standard">It has been shown again and again over many that there is a huge mismatch between the realm of human language/understanding and the underlying reality of the world, whether it be quantum mechanics, or the nature of the self. However it seems clear to me that viewing humans as four-dimensional beings is absolutely fundamental to human life, language and civilisation. We clearly speak about people in such ways, such as every time we suggest someone in the present did something in the past or we sacrifice our time for reward in the future. At the very least endurantism violates most people's intuition about identity very strongly and arguable has far more devastating conclusions, denying you have any pervasive identity and making it very difficult to talk about the passage of time more generally. I could even go as far as to make the point that we would want at least some subset of metaphysics to account for a four-dimensional view of individuals conceptually at the human level even if it wasn't the underlying truth purly for its utility in human flourishing. </text:p>
      <text:p text:style-name="Standard"/>
      <text:p text:style-name="Standard">An endurantist might object in the following way. Firstly they might bite the bullet of linguistic vagueness and suggest that if common understanding in language appears to suggest that individuals at two different times can be the same person then this is relationship between the two individuals is incorrectly characterising them and actually this relationship is something other than a shared Identity. </text:p>
      <text:p text:style-name="Standard"/>
      <text:p text:style-name="Standard">In response to this, i think it’s fair to point out that the endurantist still admits of some identity-like relationship between two individuals in question and i don't think they have done anything positive to show why this cannot be an identity relation, only stated that it not.</text:p>
      <text:p text:style-name="Standard"/>
      <text:p text:style-name="Heading_20_4"><text:bookmark text:name="_hvd11l8vuy9z"/>Against Van Inwagen</text:p>
      <text:p text:style-name="Standard">The prompt also suggests that we should evaluate some opposing theories to worm theory suggesting van Inwagen’s account of temporal parts. Van Inwagen suggest some kind of third way between four and three dimensionalism <text:s/>where he suggests all temporal slices of an individual “are occupied by the same (three) dimensional object” and proclaims that the proponent of Theory 3 (his theory) agrees with the proponent of theory 2 (four-dimentionalism), that identity can extend over time. Simultaneously he claims he agrees with the proponent of theory 1 (three-dimensionalism) that each of the terms calling out an individual refer to a three dimensional object. </text:p>
      <text:p text:style-name="Standard"/>
      <text:p text:style-name="Standard">I will set out a number of objections to his viewpoint. Firstly I think his view heavily <text:s/>mischaracterizes the commitments of his opposing two theories. He claims under four-dimensionalism “when you use the name Descartes (for example) you always refer to the (four-dimnetional) whole that occupies (this space-time)”. Maybe you don’t always refer to anything. If i was to pause the film “The Revenant” at exactly the point Leonardo Dicaprio first gets throttled by a bear, and exclaim “look at him there” i think it would be fair to say that I at least in one sense to a three dimentional temporal slice of ‘him’. More generally many four-dimensionalism are fans of Universalism or unrestricted mereology, essentially that the boundaries between what can and can be an object/individual are far more dynamic than we usually assume and everything is/can be an object. With reference to our Revenant film this would suggest that every possible subset of frames could be considered an object and the decision about which object to pay attention to and consider ‘real’ is a matter of choice/utility. In conclusion the fact that you can have an object extended in 4D space does not mean that you cannot have the kind of instantaneous quasi three-dimensional objects that van Inwagen thinks is unique to his theory.</text:p>
      <text:p text:style-name="Standard"/>
      <text:p text:style-name="Standard">More generally as a criticism of three-dimensionalism, i think the above alludes to the fact that four-dimensionalism entails three dimensionalism whereas the same cannot be said vice versa. That is to say that four dimensionalism has no problem with accounting for three-dimensional objects in the way that a three dimensional space has no problem representing any two dimensional shape such as a circle, whereas a two dimensional grid can has no way to represent three dimensional objects such as a cube. As a result i think it can be concluded that any state you can achieve with a three-dimensional object can also be achieved with four dimensional objects, by collapsing the time dimension. In our example it would be the equivalent of granting the three-dimensionalism all his. Although this does not prove anything conclusive, it's not insignificant that four-dimensionalism could be said to strictly dominate three-dimensionalism in such a way.</text:p>
      <text:p text:style-name="Standard"/>
      <text:p text:style-name="Standard">Overall, and perhaps most harshly I feel he is using simple linguistic wordplay to artificially construct a perceived new viewpoint while actually adding very little if any content to the debate. He’s not alone here. Many of the philosophers on this topic and indeed many others more generally I feel are guilty of committing this crime against sense making, with every new philosopher re-clarifying the wording of maybe a single variable then adding their ‘new theory’ to the pile as unique. However although semantics can be a valid part of philosophy, often in metaphysics and indeed by belief that in this case it only serves to confuse the matter. A linguistic position does not always equal a philosophical position, particularly if the goal of the philosophy is not to be linguistically precise but metaphysically descriptive, that is to represent something true about the world. I suspect it may even be the case that this debate as a whole suffers from this problem and there is little underlying substance at all. </text:p>
      <text:p text:style-name="Standard"/>
      <text:p text:style-name="Standard">Under such considerations, the philosophy of our question, can individual identity extend four-dimensionally, does not narrow to the point of vanishing, but can be boiled down substantially to some simple to state problems and generalised quite widely. I feel the entire debate really pivots on two points, 1) what is the reality of time, does it allow for objects to be extended in the fourth-dimension as objects are extended across space, While there is lots of legitimate philosophy to be stated on the matter I feel the ground truth here is essentially a question of modern physics. And 2) what is the nature of identity. In the case of three-dimensionalism where objects cannot extend across time, the case is fixed for individual identity, however it could be argued that even if objects can extend four-dimensionally, it may be a hallucination that individual identity can survive it such a way. I think this is a poor point and generally suffers for the conflation of the psychological flaw of humans to exaggerate their ego and identify their thoughts with their sense of continuing self with the very different and might tighter claim of three-dimensionalism which asserts there is no sensible way to speak about an individual having a persisting identity over time. It's also worth noting that I feel this implies the converse. Solving the question for human identity can give us the generalisable case for all objects. Hence we can simplify the entire debate of perdurantism/endurantism to physics of time. </text:p>
      <text:p text:style-name="Heading_20_4"><text:bookmark text:name="_otjljkrblo1c"/>Physics</text:p>
      <text:p text:style-name="Standard">The important question of physics seems to be as follows. Assuming objects can be uncontroversially extended in space to constitute object identity, does time retain this space-like property? Luckily a man named Albert Einstein developed one of the most complete and supported theories of known physics to answer exactly the questions of precisely how time and space interact. However, before that I think we can make some good progress with even our non-relativistic intuitions. If you consider what physical properties it is that allow objects to extend in space it would seem to be an emergent property of their coordinate system. Time seems to have a comparable coordinate system, with the qualities for the relevant functionality of identity of traversability; flowing from past to present to future.</text:p>
      <text:p text:style-name="Standard"/>
      <text:p text:style-name="Standard">There are those, known as presentists, object to all this by denying time flows in this way, and that only the present exits. I think there's a good case to be made against this argument from classical physics, however I think this is the perfect opportunity to drop some relativistics spacetime truth bombs. Einstein's theory postulates that space and time are woven together in a four-dimensional fabric of the universe called spacetime and share far more essential properties than was previously thought that allow space and time to be considered interchangeable under many mathematical circumstances. Such equations lead to the unintuitive feature that for for two ‘events’ in spacetime it is not always discernible which happened first. I think this strongly challenges presentism, as there is no one present in relativistic spacetime. </text:p>
      <text:p text:style-name="Standard"/>
      <text:p text:style-name="Standard">I think it's worth noting that it was never in question that time is real, to continue to deny something with such intuitive force and predictive capability seems mere fantasy. Infact im not even sure three-dimensionalism makes any shred of coherent sense at all under these conditions. To be a three-dimensionalism you have to in some sense be in denial of time itself, that is to say - very confused indeed.</text:p>
      <text:p text:style-name="Heading_20_4"><text:bookmark text:name="_fd9h3yx6jpn"/><text:soft-page-break/>Conclusion</text:p>
      <text:p text:style-name="Standard">In totality I think we can conclude that time exists, is space-like in all the important way</text:p>
      <text:p text:style-name="Standard">as to allow (in fact necessitate by our initial conclusion on worm theory) objects and by extension people to persist through them, settling the case to conclude four-dimensionalism/perdurantism to be true. <text:s/></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6" meta:word-count="2371" meta:character-count="14551" meta:non-whitespace-character-count="12194"/>
    <meta:generator>LibreOfficeDev/6.0.5.2$Linux_X86_64 LibreOffice_project/</meta:generator>
  </office:meta>
</office:document-meta>
</file>